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309.54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15.39pt"/>
    </style:style>
    <style:style style:name="co7" style:family="table-column">
      <style:table-column-properties fo:break-before="auto" style:column-width="26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bjec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procedura aktualizacji danych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rc</text:p>
          </table:table-cell>
          <table:table-cell office:value-type="string" calcext:value-type="string">
            <text:p>miejsce indexu treści na serwerze</text:p>
          </table:table-cell>
          <table:table-cell table:number-columns-repeated="3"/>
          <table:table-cell office:value-type="string" calcext:value-type="string">
            <text:p>pobierz tabele likó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ction_1</text:p>
          </table:table-cell>
          <table:table-cell office:value-type="string" calcext:value-type="string">
            <text:p>suma ilości wystąpień danej reakcji dla wszystkich użytkowników</text:p>
          </table:table-cell>
          <table:table-cell table:number-columns-repeated="3"/>
          <table:table-cell office:value-type="string" calcext:value-type="string">
            <text:p>znajdź userów z największą ilością likó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ction_2</text:p>
          </table:table-cell>
          <table:table-cell table:number-columns-repeated="4"/>
          <table:table-cell office:value-type="string" calcext:value-type="string">
            <text:p>wyznacz trendsetteró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kategoria treśc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blabel</text:p>
          </table:table-cell>
          <table:table-cell office:value-type="string" calcext:value-type="string">
            <text:p>subkategoria treści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 treśc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btype</text:p>
          </table:table-cell>
          <table:table-cell office:value-type="string" calcext:value-type="string">
            <text:p>subtyp treści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przypisanie userów do trendsetterów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s</text:p>
          </table:table-cell>
          <table:table-cell table:number-columns-repeated="5"/>
          <table:table-cell office:value-type="string" calcext:value-type="string">
            <text:p>porównaj reakcje, wybierz najbardziej zbieżny ch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ogi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--&gt; oauth2, FB login <text:s/>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ktualizacja chainów: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wez liki odpowiednich trendsetterów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iends</text:p>
          </table:table-cell>
          <table:table-cell table:number-columns-repeated="4"/>
          <table:table-cell office:value-type="string" calcext:value-type="string">
            <text:p>umiesc je na kolejnych pozycj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k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acti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fluence_index</text:p>
          </table:table-cell>
          <table:table-cell office:value-type="string" calcext:value-type="string">
            <text:p>określający wpływowość użytkownika → trendsett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end</text:p>
          </table:table-cell>
          <table:table-cell office:value-type="string" calcext:value-type="string">
            <text:p>przypisanie do trendsettera (trendsetterzy przypisywani sa do masterchaina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lace_in_chai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lace_in_masterchai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trendsetters_chains + master cha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rc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users_lik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bject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action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7:42:38.352250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jtek </meta:initial-creator>
    <meta:creation-date>2016-10-30T22:13:53.774127801</meta:creation-date>
    <dc:date>2016-11-04T17:46:39.381243081</dc:date>
    <dc:creator>wojtek </dc:creator>
    <meta:editing-duration>PT37M53S</meta:editing-duration>
    <meta:editing-cycles>7</meta:editing-cycles>
    <meta:generator>LibreOffice/5.0.6.2$Linux_X86_64 LibreOffice_project/00m0$Build-2</meta:generator>
    <meta:document-statistic meta:table-count="1" meta:cell-count="49" meta:object-count="0"/>
  </office:meta>
</office:document-meta>
</file>